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6">1 mile to the Allegheny track in 9:42 and rested 2 minutes.</text:p>
      <text:p text:style-name="P6">On the track I ran 220 yards, jogged for 2 minutes and then ran 2 miles.</text:p>
      <text:p text:style-name="P6">Splits for the 2 miles: 8:58 + 8:53 = 15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8">18.75 miles in the last week</text:p>
      <text:p text:style-name="P5"><text:soft-page-break/>Sat 10/15/16 1:26 PM - <text:span text:style-name="T1">5 miles</text:span></text:p>
      <text:p text:style-name="P10">I walked ½ mile and ran ½ mile during every mile.</text:p>
      <text:p text:style-name="P10">time 1:04:22 or 12:52/mile</text:p>
      <text:p text:style-name="P10">walking pace about 14:50/mile and running pace about 10:50/mile</text:p>
      <text:p text:style-name="P5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15T16:37:23.08</dc:date>
    <dc:creator>James Lombardi</dc:creator>
    <meta:editing-duration>PT1H57M3S</meta:editing-duration>
    <meta:editing-cycles>11</meta:editing-cycles>
    <meta:generator>OpenOffice/4.1.0$Win32 OpenOffice.org_project/410m18$Build-9764</meta:generator>
    <meta:document-statistic meta:table-count="0" meta:image-count="0" meta:object-count="0" meta:page-count="2" meta:paragraph-count="42" meta:word-count="428" meta:character-count="2004"/>
  </office:meta>
</office:document-meta>
</file>